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101cm" fo:margin-bottom="0.101cm" style:contextual-spacing="false"/>
    </style:style>
    <style:style style:name="P3" style:family="paragraph" style:parent-style-name="Standard">
      <style:paragraph-properties fo:margin-top="0.101cm" fo:margin-bottom="0.101cm" style:contextual-spacing="false" fo:text-align="center" style:justify-single-word="false"/>
      <style:text-properties fo:font-weight="bold" style:font-weight-asian="bold" style:font-weight-complex="bold"/>
    </style:style>
    <style:style style:name="P4" style:family="paragraph" style:parent-style-name="Standard">
      <style:paragraph-properties fo:margin-top="0.101cm" fo:margin-bottom="0.101cm" style:contextual-spacing="false" fo:text-align="center" style:justify-single-word="false"/>
      <style:text-properties officeooo:paragraph-rsid="000acb61"/>
    </style:style>
    <style:style style:name="P5" style:family="paragraph" style:parent-style-name="Standard">
      <style:paragraph-properties fo:margin-top="0.101cm" fo:margin-bottom="0.101cm" style:contextual-spacing="false"/>
      <style:text-properties officeooo:paragraph-rsid="00259b1a"/>
    </style:style>
    <style:style style:name="P6" style:family="paragraph" style:parent-style-name="body">
      <style:text-properties officeooo:paragraph-rsid="001090b9"/>
    </style:style>
    <style:style style:name="P7" style:family="paragraph" style:parent-style-name="paragraph01">
      <style:text-properties officeooo:paragraph-rsid="000f1315"/>
    </style:style>
    <style:style style:name="P8" style:family="paragraph" style:parent-style-name="paragraph01">
      <style:text-properties officeooo:paragraph-rsid="000ff09e"/>
    </style:style>
    <style:style style:name="P9" style:family="paragraph" style:parent-style-name="paragraph01">
      <style:text-properties officeooo:paragraph-rsid="0015381c"/>
    </style:style>
    <style:style style:name="P10" style:family="paragraph" style:parent-style-name="paragraph01">
      <style:text-properties fo:font-style="italic" style:font-style-asian="italic" style:font-style-complex="italic"/>
    </style:style>
    <style:style style:name="P11" style:family="paragraph" style:parent-style-name="paragraph01">
      <style:text-properties officeooo:paragraph-rsid="00188ebb"/>
    </style:style>
    <style:style style:name="P12" style:family="paragraph" style:parent-style-name="paragraph01">
      <style:text-properties officeooo:paragraph-rsid="001a7297"/>
    </style:style>
    <style:style style:name="P13" style:family="paragraph" style:parent-style-name="paragraph01">
      <style:text-properties officeooo:paragraph-rsid="0023e19d"/>
    </style:style>
    <style:style style:name="P14" style:family="paragraph" style:parent-style-name="paragraph01">
      <style:text-properties style:font-name="Liberation Serif"/>
    </style:style>
    <style:style style:name="P15" style:family="paragraph" style:parent-style-name="Standard" style:list-style-name="L1">
      <style:paragraph-properties fo:margin-top="0.101cm" fo:margin-bottom="0.101cm" style:contextual-spacing="false"/>
      <style:text-properties officeooo:paragraph-rsid="00259b1a"/>
    </style:style>
    <style:style style:name="P16" style:family="paragraph" style:parent-style-name="Standard" style:list-style-name="L1">
      <style:paragraph-properties fo:margin-top="0.101cm" fo:margin-bottom="0.101cm" style:contextual-spacing="false"/>
      <style:text-properties officeooo:rsid="000acb61" officeooo:paragraph-rsid="00259b1a"/>
    </style:style>
    <style:style style:name="P17" style:family="paragraph" style:parent-style-name="body" style:list-style-name="L2"/>
    <style:style style:name="P18" style:family="paragraph" style:parent-style-name="body" style:list-style-name="L3"/>
    <style:style style:name="P19" style:family="paragraph" style:parent-style-name="body" style:list-style-name="L6">
      <style:text-properties officeooo:paragraph-rsid="001090b9"/>
    </style:style>
    <style:style style:name="P20" style:family="paragraph" style:parent-style-name="body" style:list-style-name="L6">
      <style:text-properties officeooo:paragraph-rsid="0014b991"/>
    </style:style>
    <style:style style:name="P21" style:family="paragraph" style:parent-style-name="body" style:list-style-name="L6">
      <style:text-properties style:text-line-through-style="solid" style:text-line-through-type="single" officeooo:rsid="0014b991" officeooo:paragraph-rsid="0014b991"/>
    </style:style>
    <style:style style:name="P22" style:family="paragraph" style:parent-style-name="body" style:list-style-name="L7"/>
    <style:style style:name="P23" style:family="paragraph" style:parent-style-name="body" style:list-style-name="L8"/>
    <style:style style:name="P24" style:family="paragraph" style:parent-style-name="body" style:list-style-name="L9"/>
    <style:style style:name="P25" style:family="paragraph" style:parent-style-name="paragraph01" style:list-style-name="L4">
      <style:text-properties officeooo:paragraph-rsid="0023e19d"/>
    </style:style>
    <style:style style:name="P26" style:family="paragraph" style:parent-style-name="paragraph01" style:list-style-name="L5">
      <style:text-properties officeooo:paragraph-rsid="0023e19d"/>
    </style:style>
    <style:style style:name="P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0" style:family="paragraph">
      <style:paragraph-properties fo:margin-top="0.101cm" fo:margin-bottom="0.101cm"/>
    </style:style>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a92de"/>
    </style:style>
    <style:style style:name="T2" style:family="text">
      <style:text-properties fo:font-weight="bold" style:font-weight-asian="bold" style:font-weight-complex="bold"/>
    </style:style>
    <style:style style:name="T3" style:family="text">
      <style:text-properties fo:font-weight="bold" officeooo:rsid="00208b3d" style:font-weight-asian="bold" style:font-weight-complex="bold"/>
    </style:style>
    <style:style style:name="T4" style:family="text">
      <style:text-properties fo:font-weight="bold" officeooo:rsid="003369f1" style:font-weight-asian="bold" style:font-weight-complex="bold"/>
    </style:style>
    <style:style style:name="T5" style:family="text">
      <style:text-properties officeooo:rsid="000e7687"/>
    </style:style>
    <style:style style:name="T6" style:family="text">
      <style:text-properties officeooo:rsid="000f1315"/>
    </style:style>
    <style:style style:name="T7" style:family="text">
      <style:text-properties officeooo:rsid="000ff09e"/>
    </style:style>
    <style:style style:name="T8" style:family="text">
      <style:text-properties officeooo:rsid="0013149d"/>
    </style:style>
    <style:style style:name="T9" style:family="text">
      <style:text-properties officeooo:rsid="001c2a73"/>
    </style:style>
    <style:style style:name="T10" style:family="text">
      <style:text-properties officeooo:rsid="00202bd3"/>
    </style:style>
    <style:style style:name="T11" style:family="text">
      <style:text-properties officeooo:rsid="0020513b"/>
    </style:style>
    <style:style style:name="T12" style:family="text">
      <style:text-properties officeooo:rsid="00208b3d"/>
    </style:style>
    <style:style style:name="T13" style:family="text">
      <style:text-properties officeooo:rsid="0021f691"/>
    </style:style>
    <style:style style:name="T14" style:family="text">
      <style:text-properties officeooo:rsid="00259b1a"/>
    </style:style>
    <style:style style:name="T15" style:family="text">
      <style:text-properties officeooo:rsid="002a9ac5"/>
    </style:style>
    <style:style style:name="T16" style:family="text">
      <style:text-properties officeooo:rsid="002e702c"/>
    </style:style>
    <style:style style:name="T17" style:family="text">
      <style:text-properties fo:font-size="12pt" officeooo:rsid="000a92de" style:font-size-asian="12pt"/>
    </style:style>
    <style:style style:name="T18" style:family="text">
      <style:text-properties fo:font-size="12pt" officeooo:rsid="002e702c" style:font-size-asian="12pt"/>
    </style:style>
    <style:style style:name="T19" style:family="text">
      <style:text-properties officeooo:rsid="002f9fc2"/>
    </style:style>
    <style:style style:name="T20" style:family="text">
      <style:text-properties style:use-window-font-color="true" loext:opacity="0%" officeooo:rsid="00202bd3" fo:background-color="transparent" loext:char-shading-value="0"/>
    </style:style>
    <style:style style:name="T21" style:family="text">
      <style:text-properties officeooo:rsid="003106bf"/>
    </style:style>
    <style:style style:name="T22" style:family="text">
      <style:text-properties officeooo:rsid="0032e36e"/>
    </style:style>
    <style:style style:name="T23" style:family="text">
      <style:text-properties officeooo:rsid="003369f1"/>
    </style:style>
    <style:style style:name="T24" style:family="text">
      <style:text-properties officeooo:rsid="00359d0b"/>
    </style:style>
    <style:style style:name="T25" style:family="text">
      <style:text-properties officeooo:rsid="0035f1bc"/>
    </style:style>
    <style:style style:name="T26" style:family="text">
      <style:text-properties officeooo:rsid="0037fe8e"/>
    </style:style>
    <style:style style:name="T2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lanek">STANOVY<text:line-break/><text:span text:style-name="T3">spolku</text:span><text:line-break/>”<text:span text:style-name="T1">Krčín z.s.</text:span>”</text:p>
      <text:p text:style-name="clanek"><text:line-break/><text:span text:style-name="T2">čl. I<text:line-break/>Název a sídlo, působnost a charakter spolku</text:span></text:p>
      <text:p text:style-name="P1"/>
      <text:p text:style-name="P2">1) Název <text:span text:style-name="T12">spolku</text:span> je: ”<text:span text:style-name="T1">Krčín z.s.</text:span><text:span text:style-name="T1"><office:annotation><dc:creator>Jirka Liska</dc:creator><dc:date>2020-10-05T20:07:55.326292175</dc:date><meta:creator-initials>JL</meta:creator-initials><text:p text:style-name="P27"><text:span text:style-name="T27">Jirka souhlasí 05/10/2020</text:span></text:p><text:p text:style-name="P27"><text:span text:style-name="T27">Zdeněk souhlasí 05/10/2020 (alternativní návrh Novohradsko, z.s.</text:span></text:p></office:annotation></text:span>” (dále jen ”<text:span text:style-name="T12">spolek</text:span>”); </text:p>
      <text:p text:style-name="P2">2) Sídlem spolk<text:span text:style-name="T13">u</text:span> je <text:span text:style-name="T15">Vodárenská 1097, 379 01 <text:s/>Třeboň II</text:span></text:p>
      <text:p text:style-name="paragraph01">3) Spolek působí na celém území České republiky, spolek se nečlení na organizační jednotky<text:span text:style-name="T6"> -</text:span> cel<text:span text:style-name="T13">ý</text:span> spolek je místně příslušnou organizační jednotkou<text:span text:style-name="T1">.</text:span></text:p>
      <text:p text:style-name="P14">4) Charakter spolku<text:span text:style-name="T16"> -</text:span> <text:span text:style-name="T16">s</text:span><text:span text:style-name="T1">polek je dobrovolnou organizací , v níž se sdružují zastánci ochrany přírody, krajiny a původního krajinného rázu.</text:span><text:span text:style-name="T19"> Spolek je apolitický.</text:span><text:span text:style-name="T1"> </text:span><text:span text:style-name="T17">Právní poměry spolku upravuje Občanský zákoník a tyto</text:span><text:span text:style-name="T18"> </text:span>stanovy.<office:annotation><dc:creator>Jiri Liska</dc:creator><dc:date>2020-10-06T09:22:21.942000000</dc:date><text:p text:style-name="P31"><text:span text:style-name="T27">upravil Jirka 06/10/20</text:span></text:p></office:annotation></text:p>
      <text:p text:style-name="P2"/>
      <text:p text:style-name="clanek">čl. II<text:line-break/>Cíle činnosti</text:p>
      <text:p text:style-name="P3"/>
      <text:p text:style-name="P5">Cíle spolku jsou: </text:p>
      <text:list xml:id="list2393023048" text:style-name="L1">
        <text:list-item>
          <text:p text:style-name="P15">ochrana přírody a krajiny, což je hlavním posláním spolku</text:p>
        </text:list-item>
        <text:list-item>
          <text:p text:style-name="P15">ochrana životního<office:annotation><dc:creator>Unknown Author</dc:creator><dc:date>2020-10-01T20:27:11.023162773</dc:date><text:p><text:span text:style-name="T27">4) Ustanovení, podle kterého sdružení nesmějí vykonávat funkci státních orgánů, je úředníky ministerstva vnitra vykládáno tak, že sdružení nemůže mít ve svých stanovách jako svůj cíl napsáno ”…chránit životní prostředí…” (neboť to je prý výlučná funkce státních orgánů), ale jen ”…ochrana životního prostředí…” — jedná se o absurdní výklad, nemáte-li však chuť hádat se o jedno slovo, vyhovte těmto požadavkům. / převzato ze vzoru</text:span></text:p></office:annotation> prostředí<office:annotation><dc:creator>Unknown Author</dc:creator><dc:date>2020-10-01T20:23:49.976664260</dc:date><text:p><text:span text:style-name="T27"><text:s/></text:span><text:span text:style-name="T27">Budete-li chtít, aby se sdružení mohlo účastnit správních řízení, musí mít v části stanov definujících jeho cíle </text:span><text:span text:style-name="T27"><text:line-break/></text:span><text:span text:style-name="T27">— jako hlavní poslání ochranu přírody a krajiny — pro správní řízení, jež se mohou dotýkat ochrany přírody a krajiny (viz § 70 zákona č. 114/1992 Sb. o ochraně přírody a krajiny).</text:span><text:span text:style-name="T27"><text:line-break/></text:span><text:span text:style-name="T27">— jako cíl ochranu životního prostředí — pro správních řízení vedených podle vodního zákona č. 254/2001 Sb. (viz § 115) a zákona č. 153/2000 o nakládání s geneticky modifikovanými organismy a produkty (viz § 12) <text:s/>/ převzato ze vzoru stanov</text:span></text:p></office:annotation> </text:p>
        </text:list-item>
        <text:list-item>
          <text:p text:style-name="P15">ochrana památek, kulturních hodnot a krajinného rázu urbanizované i neurbanizované krajiny;</text:p>
        </text:list-item>
        <text:list-item>
          <text:p text:style-name="P16">budování <text:span text:style-name="T15">a udržování </text:span>přírodě blízkých krajinných prvků - například vodních nádrží, pastvin, sadů</text:p>
        </text:list-item>
        <text:list-item>
          <text:p text:style-name="P16">pořádání kulturních<text:span text:style-name="T15"> a společenských</text:span><text:span text:style-name="T15"><office:annotation><dc:creator>Jirka Liska</dc:creator><dc:date>2020-10-05T20:10:51.540747568</dc:date><meta:creator-initials>JL</meta:creator-initials><text:p text:style-name="P27"><text:span text:style-name="T27">Společenských po konzultaci se Zdeňkem 05/10/2020</text:span></text:p></office:annotation></text:span> akcí</text:p>
        </text:list-item>
        <text:list-item>
          <text:p text:style-name="P15"><text:span text:style-name="T14">správa movitého a nemovitého majetku ve vlastnictví spolku</text:span><text:span text:style-name="T14"><office:annotation><dc:creator>Unknown Author</dc:creator><dc:date>2020-10-04T17:01:35.303679222</dc:date><text:p text:style-name="P27"><text:span text:style-name="T27">Navrhuju přidat. Jirka</text:span></text:p></office:annotation></text:span><text:line-break/></text:p>
        </text:list-item>
      </text:list>
      <text:p text:style-name="clanek">čl. III <text:line-break/>(Náplň a) Formy činnosti</text:p>
      <text:p text:style-name="P4"/>
      <text:p text:style-name="P2">1) Náplň činnosti musí odpovídat cílům spolku.</text:p>
      <text:p text:style-name="P7">2) Hlavním formou dosahování cílů spolku je <text:span text:style-name="T21">vykonávání</text:span> obecně prospěšných činností v oblastech ochrany životního prostředí<text:span text:style-name="T10"> a tvorby krajiny</text:span> , zejména:<office:annotation><dc:creator>Jiri Liska</dc:creator><dc:date>2020-10-01T16:26:13.797000000</dc:date><text:p text:style-name="P30"><text:span text:style-name="T27">(tuto formuli je vhodné uvést z důvodu osvobození od některých správních poplatků — Jde o formulaci, která ve smyslu vyhlášky č. 81/1995 Sb opravňuje k osvobození od správních poplatků za vydání kopií z úředních spisů, ověřování listin a podpisů.</text:span></text:p><text:p text:style-name="P30"><text:span text:style-name="T27"/></text:p><text:p text:style-name="P27"><text:span text:style-name="T27">není nutné tam mít přímo životní prostředí pro osvobození od poplatků - spíš zase pro účast na jednáních, znění zákona pro osvobození od poplatků je toto: založené k poskytování obecně prospěšných činností v oblastech ochrany životního prostředí, ochrany mládeže, ochrany zvířat, sociální péče, zdravotnictví, ochrany života a zdraví osob, kultury, tělovýchovy a sportu, vědy a výzkumu, vzdělávání a výchovy, požární ochrany a ochrany památek se osvobozují od správních poplatků stanovených</text:span></text:p></office:annotation></text:p>
      <text:list xml:id="list2634746423" text:style-name="L2">
        <text:list-item>
          <text:p text:style-name="P17">praktická činnost členů ve spolupráci s orgány ochrany životního prostředí<text:span text:style-name="T10"> a </text:span><text:span text:style-name="T20">památkové péče</text:span></text:p>
        </text:list-item>
        <text:list-item>
          <text:p text:style-name="P17">kooperace s jinými sdruženími majícími za svůj hlavní cíl<text:span text:style-name="T5"> organizování společenských a kulturních akcí.</text:span></text:p>
        </text:list-item>
        <text:list-item>
          <text:p text:style-name="P17">účast při jednáních a řízeních s volenými i správními orgány;</text:p>
        </text:list-item>
        <text:list-item>
          <text:p text:style-name="P17">osvětová činnost.</text:p>
        </text:list-item>
      </text:list>
      <text:p text:style-name="P7"><text:soft-page-break/>3) Další formy a konkretizaci činnosti stanoví členská schůze.</text:p>
      <text:p text:style-name="clanek">čl. IV<text:line-break/>Členství ve spolku</text:p>
      <text:p text:style-name="paragraph01">1) Členem spolku může být jen fyzická osoba starší 18<text:span text:style-name="T6">ti</text:span><text:span text:style-name="T6"><office:annotation><dc:creator>Jirka Liska</dc:creator><dc:date>2020-10-05T20:13:37.021027124</dc:date><meta:creator-initials>JL</meta:creator-initials><text:p text:style-name="P27"><text:span text:style-name="T27">Jirka souhlasí 05/10/2020</text:span></text:p><text:p text:style-name="P27"><text:span text:style-name="T27">Zdeněk souhlasí 05/10/2020</text:span></text:p></office:annotation></text:span> let</text:p>
      <text:p text:style-name="paragraph01">2) Přihlášku ke členství přijímá výbor spolku. Pro přijetí člena je potřeba souhlas <text:span text:style-name="T7">alespoň 3/4 členů spolku</text:span><text:span text:style-name="T7"><office:annotation><dc:creator>Jirka Liska</dc:creator><dc:date>2020-10-05T20:14:38.293043955</dc:date><meta:creator-initials>JL</meta:creator-initials><text:p text:style-name="P27"><text:span text:style-name="T27">Jirka souhlasí 05/10/2020</text:span></text:p><text:p text:style-name="P27"><text:span text:style-name="T27">Zdeněk navrhuje přijímání výborem 05/10/2020 možná ještě prodiskutovat</text:span></text:p></office:annotation></text:span></text:p>
      <text:p text:style-name="P8"><text:span text:style-name="T25">3</text:span>) Členství zaniká </text:p>
      <text:list xml:id="list4196376844" text:style-name="L3">
        <text:list-item>
          <text:p text:style-name="P18">doručením písemného oznámení člena o vystoupení výboru spolku;</text:p>
        </text:list-item>
        <text:list-item>
          <text:p text:style-name="P18">rozhodnutím členské schůze o vyloučení;</text:p>
        </text:list-item>
        <text:list-item>
          <text:p text:style-name="P18">nezaplacením členských příspěvků ve dvou po sobě následujících letech;</text:p>
        </text:list-item>
        <text:list-item>
          <text:p text:style-name="P18">úmrtí<text:span text:style-name="T7">m</text:span> člena spolku </text:p>
        </text:list-item>
        <text:list-item>
          <text:p text:style-name="P18">zánikem spolku </text:p>
        </text:list-item>
      </text:list>
      <text:p text:style-name="P13"><text:span text:style-name="T25">4</text:span>) Člen má právo</text:p>
      <text:list xml:id="list3413942167" text:style-name="L4">
        <text:list-item>
          <text:p text:style-name="P25">účastnit se činnosti spolku a jeho orgánů a být o této činnosti informován;</text:p>
        </text:list-item>
        <text:list-item>
          <text:p text:style-name="P25">účastnit se členské schůze, volit orgány spolku a být do nich volen;</text:p>
        </text:list-item>
        <text:list-item>
          <text:p text:style-name="P25">předkládat návrhy, podněty a připomínky k činnosti spolku;</text:p>
        </text:list-item>
        <text:list-item>
          <text:p text:style-name="P25">podílet se na stanovování cílů a forem činnosti spolku;<text:line-break/></text:p>
        </text:list-item>
      </text:list>
      <text:p text:style-name="P13"><text:span text:style-name="T25">5</text:span>) Člen má povinnost</text:p>
      <text:list xml:id="list993815396" text:style-name="L5">
        <text:list-item>
          <text:p text:style-name="P26">dodržovat tyto stanovy, a jednat v souladu s cíly spolku</text:p>
        </text:list-item>
        <text:list-item>
          <text:p text:style-name="P26">platit členské příspěvky<office:annotation><dc:creator>Jiri Liska</dc:creator><dc:date>2020-10-01T16:57:38.677000000</dc:date><text:p text:style-name="P29"><text:span text:style-name="T27">chceme příspěvky, nechceme příspěvky?</text:span></text:p><text:p text:style-name="P29"><text:span text:style-name="T27"/></text:p><text:p text:style-name="P29"><text:span text:style-name="T27">Členské příspěvky chceme, 300Kč/rok </text:span></text:p><text:p text:style-name="P27"><text:span text:style-name="T27">Jirka souhlasí 05/10/2020</text:span></text:p><text:p text:style-name="P29"><text:span text:style-name="T27">Zdeněk souhlasí 05/10/2020</text:span></text:p></office:annotation></text:p>
        </text:list-item>
      </text:list>
      <text:p text:style-name="paragraph01"><text:span text:style-name="T25">6</text:span>) Členské příspěvky <text:span text:style-name="T24">jsou každoročně stanovovány členskou schůzí.</text:span><office:annotation><dc:creator>Jiri Liska</dc:creator><dc:date>2020-10-01T16:57:17.416000000</dc:date><text:p text:style-name="P29"><text:span text:style-name="T27">je třeba upravit podle příspěvků</text:span></text:p><text:p text:style-name="P27"><text:span text:style-name="T27">Upravil Jirka </text:span></text:p><text:p text:style-name="P27"><text:span text:style-name="T27">Jirka souhlasí 05/10/2020</text:span></text:p><text:p text:style-name="P29"><text:span text:style-name="T27">Zdeněk souhlasí 05/10/2020</text:span></text:p></office:annotation></text:p>
      <text:p text:style-name="clanek">čl. V<text:line-break/>Orgány spolku</text:p>
      <text:p text:style-name="P6">Orgány spolku jsou:</text:p>
      <text:list xml:id="list3374330581" text:style-name="L6">
        <text:list-item>
          <text:p text:style-name="P19">členská schůze</text:p>
        </text:list-item>
        <text:list-item>
          <text:p text:style-name="P20">výbor a předseda spolku<office:annotation><dc:creator>Unknown Author</dc:creator><dc:date>2020-10-01T19:55:34.821829596</dc:date><text:p text:style-name="P27"><text:span text:style-name="T27">Statutární orgán předseda. Zastupuje společnost samostatně. Alespoň do začátku to tak necháme. </text:span></text:p><text:p text:style-name="P27"><text:span text:style-name="T27">Jirka souhlasí 05/10/2020</text:span></text:p><text:p text:style-name="P27"><text:span text:style-name="T27">Zdeněk souhlasí 05/10/2020</text:span></text:p></office:annotation></text:p>
          <text:p text:style-name="P21"><office:annotation office:name="__Annotation__248_2680545547" loext:resolved="false"><dc:creator>Jiri Liska</dc:creator><dc:date>2020-10-05T14:45:24.048000000</dc:date><text:p text:style-name="P27"><text:span text:style-name="T27">Revizora mít nejspíš nemusíme, tak bych to neřešil zatím asi. Navíc by neměl být členem výboru, takže by to musel být někdo čtvrtý. Jirka</text:span></text:p><text:p text:style-name="P27"><text:span text:style-name="T27"/></text:p><text:p text:style-name="P27"><text:span text:style-name="T27">Revizora rušíme, nejsou lidi.</text:span></text:p><text:p text:style-name="P27"><text:span text:style-name="T27">Jirka souhlasí 05/10/2020</text:span></text:p><text:p text:style-name="P27"><text:span text:style-name="T27">Zdeněk souhlasí 05/10/2020</text:span></text:p></office:annotation><office:annotation-end office:name="__Annotation__248_2680545547"/></text:p>
        </text:list-item>
      </text:list>
      <text:p text:style-name="clanek">čl. VI<text:line-break/>Členská schůze</text:p>
      <text:p text:style-name="paragraph01">1) Členská schůze je nejvyšším orgánem spolku; schází se nejméně jednou ročně;</text:p>
      <text:p text:style-name="paragraph01"><text:soft-page-break/>2) Členskou schůzi svolává výbor spolku. Členská schůze je usnášeníschopná, je-li přítomna alespoň polovina členů spolku<office:annotation><dc:creator>Unknown Author</dc:creator><dc:date>2020-10-01T19:58:03.714258933</dc:date><text:p text:style-name="P27"><text:span text:style-name="T27">Ano, to bych udělal, po zkušenostech se včelaři. Může <text:s/>členská schůze rozhodovat per rollam, čili korespondenčně-po mailu, mobilu atd? Bylo by to praktické, ale nesmíme se rozhádat. Jirka</text:span></text:p></office:annotation>; nesejde-li se usnášeníschopná členská schůze, svolá výbor spolku nejpozději do jednoho měsíce (ale ne dříve než za 5 dnů) náhradní členskou schůzi, tato je usnášeníschopná bez ohledu na počet přítomných členů<office:annotation><dc:creator>Unknown Author</dc:creator><dc:date>2020-10-01T19:59:59.693947295</dc:date><text:p text:style-name="P27"><text:span text:style-name="T27">Jo, ne? Asi je to blbost už. Ale zase v případě nějakého úplného rozkladu to dává těm zbylým možnost to celé alespoň zrušit. Jirka</text:span></text:p></office:annotation>. Členská schůze přijímá rozhodnutí hlasováním; pro přijetí rozhodnutí je potřeba souhlas nadpoloviční většiny přítomných členů, pokud tyto stanovy neurčí jinak.</text:p>
      <text:p text:style-name="paragraph01">3) Členskou schůzi svolá výbor spolku také požá<text:span text:style-name="T8">dají-li o to alespoň 3 </text:span><text:s/>člen<text:span text:style-name="T8">ové</text:span> spolku a to ve lhůtě do jednoho měsíce, není-li v žádosti uvedena lhůta pozdější.</text:p>
      <text:p text:style-name="P9">4) Členská schůze</text:p>
      <text:list xml:id="list3389943609" text:style-name="L7">
        <text:list-item>
          <text:p text:style-name="P22">schvaluje stanovy spolku a jejich změny, rozhoduje o zániku spolku; pro přijetí těchto rozhodnutí je potřeba 2/3 <text:span text:style-name="T24">přítomných</text:span> členů spolku<office:annotation><dc:creator>Unknown Author</dc:creator><dc:date>2020-10-01T20:04:12.336785375</dc:date><text:p text:style-name="P27"><text:span text:style-name="T27">Nebo ¾ radši? Jirka</text:span></text:p></office:annotation></text:p>
        </text:list-item>
        <text:list-item>
          <text:p text:style-name="P22">volí výbor spolku</text:p>
        </text:list-item>
        <text:list-item>
          <text:p text:style-name="P22">schvaluje rozpočet, zprávu o činnosti, zprávu o hospodaření za minulé období</text:p>
        </text:list-item>
      </text:list>
      <text:list xml:id="list4205491480" text:style-name="L8">
        <text:list-item>
          <text:p text:style-name="P23">přijímá nové členy a rozhoduje o vyloučení člena;</text:p>
        </text:list-item>
        <text:list-item>
          <text:p text:style-name="P23">určuje formy a konkretizaci činnosti pro další období;</text:p>
        </text:list-item>
        <text:list-item>
          <text:p text:style-name="P23">stanovuje výši členských příspěvků;</text:p>
          <text:p text:style-name="P23"/>
        </text:list-item>
      </text:list>
      <text:p text:style-name="clanek">čl. VII<text:line-break/>Výbor a předseda spolku, jednání jménem spolku</text:p>
      <text:p text:style-name="paragraph01">1) Výbor spolku je <text:span text:style-name="T26">minimálně </text:span><text:span text:style-name="T26"><office:annotation><dc:creator>Jiri Liska</dc:creator><dc:date>2020-10-06T13:14:30.949000000</dc:date><text:p text:style-name="P28"><text:span text:style-name="T28">minimálně přidal Jirka </text:span></text:p></office:annotation></text:span>tříčlenný, jeho funkčním obdobím je jeden rok. Ze svého středu volí předsedu spolku (ten může být volen i přímo členskou schůzí). Činnost výboru spolku řídí předseda spolku, jeho hlas rozhoduje v případě rovnosti hlasů.<text:span text:style-name="T11"> Výbor je oprávněn hlasovat i formou "per rollam". </text:span></text:p>
      <text:p text:style-name="P12">2) Výbor spolku řídí spolek v období mezi členskými schůzemi. Schůze výboru spolku je volně přístupná členům spolku. Výbor spolku</text:p>
      <text:list xml:id="list4211250402" text:style-name="L9">
        <text:list-item>
          <text:p text:style-name="P24">na nejbližší schůzi projedná věc, požádá-li o to člen spolku;</text:p>
        </text:list-item>
        <text:list-item>
          <text:p text:style-name="P24">připravuje zprávu o činnosti za minulé období, návrh rozpočtu na další období, případné změny stanov, návrh cílů další činnosti<text:span text:style-name="T22">.</text:span></text:p>
        </text:list-item>
      </text:list>
      <text:p text:style-name="P11">3) Předseda spolku je statutárním orgánem spolku; jménem spolku dále jednají výborem písemně pověření členové spolku. Tyto osoby jednají jménem spolku samostatně.<office:annotation><dc:creator>Unknown Author</dc:creator><dc:date>2020-10-01T20:15:53.935903390</dc:date><text:p><text:span text:style-name="T27"><text:s/></text:span><text:span text:style-name="T27">(V hospodářských věcech jedná jménem sdružení samostatně také pokladník sdružení). (opět záleží na Vás, jak toto upravíte — doporučujeme však jednoduchou úpravu) Osoby oprávněné jednat jménem sdružení mohou udělit plnou moc k zastupování další osobě (Již jsme se setkali s naprosto nesmyslným tvrzením, že osoba oprávněná jednat jménem sdružení nemůže udělit plnou moc, neboť to není napsáno ve stanovách (tuto množnost přitom upravuje občanský zákoník v hlavě třetí, § 22 až § 33a, a proto to vůbec nemusí být ve stanovách napsáno). Také jsme se setkali i s tvrzením, že plnou moc může dát jen ta osoba, o které to je ve stanovách napsáno (např. předseda). Proto doporučujeme co nejobecnější formulaci — ”plnou moc mohou dát všichni, kteří jsou oprávnění jednat jménem sdružení”.). /komentář převzatý ze vzoru</text:span></text:p></office:annotation></text:p>
      <text:p text:style-name="clanek"/>
      <text:p text:style-name="clanek"><text:line-break/>čl. <text:span text:style-name="T4">VIII</text:span><text:line-break/>Zásady hospodaření</text:p>
      <text:p text:style-name="paragraph01"><text:line-break/>1) Spolek je neziskovou organizací. Případné příjmy budou tvořit dary, dotace a granty a budou používány na činnost spolku. Dalšími příjmy mohou být příjmy z činnosti, která je v souladu s cíli spolku<text:span text:style-name="T9">. </text:span>Spolek může uzavřít smlouvu o spolupráci s právnickou osobou pro finanční zajištění svých aktivit.</text:p>
      <text:p text:style-name="paragraph01"><text:soft-page-break/>2) Výdaje spolku jsou zaměřeny na uskutečňování cílů spolku v souladu s formami činností podle těchto stanov a rozpočtem spolku.</text:p>
      <text:p text:style-name="clanek">čl. <text:span text:style-name="T4">IX</text:span><text:line-break/>Okolnosti zániku spolku</text:p>
      <text:p text:style-name="paragraph01">V případě zániku <text:span text:style-name="T23">rozhodne členská schůze o vypořádání majetku</text:span><office:annotation><dc:creator>Unknown Author</dc:creator><dc:date>2020-10-01T20:22:13.134883576</dc:date><text:p text:style-name="P27"><text:span text:style-name="T27">Toto bych nějak upravil, třeba že členská schůze rozhodne o rozdělení majetku atd. Tuhle formulaci bych tam nenechával, přijde mi nebezpečná. Jirka</text:span></text:p><text:p text:style-name="P27"><text:span text:style-name="T27"/></text:p><text:p text:style-name="P27"><text:span text:style-name="T27">Rozhodne členská schůze.</text:span></text:p><text:p text:style-name="P27"><text:span text:style-name="T27">Jirka souhlasí 05/10/2020</text:span></text:p><text:p text:style-name="P27"><text:span text:style-name="T27">Zdeněk souhlasí 05/10/2020</text:span></text:p></office:annotation>.</text:p>
      <text:p text:style-name="paragraph01"><text:line-break/><text:line-break/></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class="text"/>
    <style:style style:name="Table_20_Contents" style:display-name="Table Contents" style:family="paragraph" style:parent-style-name="Standard" style:class="extra"/>
    <style:style style:name="paragraph01" style:family="paragraph" style:parent-style-name="Standard" style:master-page-name="">
      <style:paragraph-properties fo:margin-left="0cm" fo:margin-right="0cm" fo:margin-top="0.199cm" fo:margin-bottom="0.199cm" style:contextual-spacing="false" fo:line-height="100%" fo:text-indent="0cm" style:auto-text-indent="false" style:page-number="auto">
        <style:tab-stops/>
      </style:paragraph-properties>
    </style:style>
    <style:style style:name="clanek" style:family="paragraph" style:parent-style-name="Standard">
      <style:paragraph-properties fo:margin-top="0.101cm" fo:margin-bottom="0.101cm" style:contextual-spacing="false" fo:text-align="center" style:justify-single-word="false"/>
      <style:text-properties fo:font-weight="bold" style:font-weight-asian="bold" style:font-weight-complex="bold"/>
    </style:style>
    <style:style style:name="body" style:family="paragraph" style:parent-style-name="paragraph01"/>
    <style:style style:name="List_20_Contents" style:display-name="List Contents" style:family="paragraph" style:parent-style-name="Standard" style:class="html">
      <style:paragraph-properties fo:margin-left="1cm" fo:margin-right="0cm"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iri Liska</meta:initial-creator>
    <meta:creation-date>2020-10-01T16:09:23.064000000</meta:creation-date>
    <dc:date>2020-10-06T13:15:02.951000000</dc:date>
    <meta:editing-duration>PT2H41M33S</meta:editing-duration>
    <meta:editing-cycles>43</meta:editing-cycles>
    <meta:generator>LibreOffice/7.0.1.2$Windows_X86_64 LibreOffice_project/7cbcfc562f6eb6708b5ff7d7397325de9e764452</meta:generator>
    <dc:creator>Jiri Liska</dc:creator>
    <meta:document-statistic meta:table-count="0" meta:image-count="0" meta:object-count="0" meta:page-count="4" meta:paragraph-count="69" meta:word-count="784" meta:character-count="5008" meta:non-whitespace-character-count="4306"/>
  </office:meta>
</office:document-meta>
</file>